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2" style:family="table">
      <style:table-properties table:align="left" style:width="17.59cm" fo:margin-left="0cm"/>
    </style:style>
    <style:style style:name="Column2" style:family="table-column">
      <style:table-column-properties style:column-width="17.59cm"/>
    </style:style>
    <style:style style:name="Row2" style:family="table-row"/>
    <style:style style:name="Cell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3" style:family="table">
      <style:table-properties table:align="left" style:width="12.303cm" fo:margin-left="1.958cm"/>
    </style:style>
    <style:style style:name="Column3" style:family="table-column">
      <style:table-column-properties style:column-width="12.303cm"/>
    </style:style>
    <style:style style:name="Row4" style:family="table-row"/>
    <style:style style:name="Cell4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6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4" style:family="table">
      <style:table-properties table:align="left" style:width="12.33cm" fo:margin-left="1.958cm"/>
    </style:style>
    <style:style style:name="Column4" style:family="table-column">
      <style:table-column-properties style:column-width="12.33cm"/>
    </style:style>
    <style:style style:name="Row7" style:family="table-row"/>
    <style:style style:name="Cell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8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9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12.515cm" fo:margin-left="2.011cm"/>
    </style:style>
    <style:style style:name="Column5" style:family="table-column">
      <style:table-column-properties style:column-width="12.515cm"/>
    </style:style>
    <style:style style:name="Row10" style:family="table-row"/>
    <style:style style:name="Cell10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1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2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3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53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6" style:family="table">
      <style:table-properties table:align="left" style:width="17.59cm" fo:margin-left="0cm"/>
    </style:style>
    <style:style style:name="Column6" style:family="table-column">
      <style:table-column-properties style:column-width="17.59cm"/>
    </style:style>
    <style:style style:name="Row15" style:family="table-row"/>
    <style:style style:name="Cell1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19" style:family="text">
      <style:text-properties fo:background-color="#4a86e8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0" style:family="text">
      <style:text-properties fo:background-color="#4a86e8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1" style:family="text">
      <style:text-properties fo:background-color="#4a86e8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7" style:family="table">
      <style:table-properties table:align="left" style:width="9.181cm" fo:margin-left="1.799cm"/>
    </style:style>
    <style:style style:name="Column7" style:family="table-column">
      <style:table-column-properties style:column-width="4.048cm"/>
    </style:style>
    <style:style style:name="Column8" style:family="table-column">
      <style:table-column-properties style:column-width="5.133cm"/>
    </style:style>
    <style:style style:name="Row17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25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break-before="auto" fo:line-height="100%" style:writing-mode="lr-tb"/>
    </style:style>
    <style:style style:name="P86" style:family="paragraph" style:parent-style-name="Standard">
      <style:paragraph-properties fo:break-before="auto" fo:line-height="100%" style:writing-mode="lr-tb"/>
    </style:style>
    <style:style style:name="P87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able8" style:family="table">
      <style:table-properties table:align="left" style:width="17.59cm" fo:margin-left="0cm"/>
    </style:style>
    <style:style style:name="Column9" style:family="table-column">
      <style:table-column-properties style:column-width="17.59cm"/>
    </style:style>
    <style:style style:name="Row23" style:family="table-row"/>
    <style:style style:name="Cell2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>
      <style:text-properties fo:background-color="#4a86e8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>
      <style:text-properties fo:background-color="#4a86e8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>
      <style:text-properties fo:background-color="#4a86e8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9" style:family="table">
      <style:table-properties table:align="left" style:width="9.181cm" fo:margin-left="1.799cm"/>
    </style:style>
    <style:style style:name="Column10" style:family="table-column">
      <style:table-column-properties style:column-width="4.048cm"/>
    </style:style>
    <style:style style:name="Column11" style:family="table-column">
      <style:table-column-properties style:column-width="5.133cm"/>
    </style:style>
    <style:style style:name="Row2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37" style:family="table-cell">
      <style:table-cell-properties fo:background-color="#ff990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Advanced</text:span></text:p>
      <text:p text:style-name="P4"/>
      <text:p text:style-name="P5"><text:span text:style-name="T5_1">Quiz</text:span><text:span text:style-name="T5_2"><text:s/>6:<text:s/></text:span><text:span text:style-name="T5_3">Application</text:span><text:span text:style-name="T5_4"><text:s/></text:span><text:span text:style-name="T5_5">Of</text:span><text:span text:style-name="T5_6"><text:s/></text:span><text:span text:style-name="T5_7">Data</text:span><text:span text:style-name="T5_8"><text:s/></text:span><text:span text:style-name="T5_9">Structures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sixth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Advanced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/>
      <table:table table:style-name="Table2">
        <table:table-column table:style-name="Column2"/>
        <table:table-row table:style-name="Row2">
          <table:table-cell table:style-name="Cell2">
            <text:p text:style-name="P14"><text:span text:style-name="T14_1">Question</text:span><text:span text:style-name="T14_2"><text:s/>1</text:span></text:p>
          </table:table-cell>
        </table:table-row>
        <table:table-row table:style-name="Row3">
          <table:table-cell table:style-name="Cell3">
            <text:p text:style-name="P15"><text:span text:style-name="T15_1">In</text:span><text:span text:style-name="T15_2"><text:s/></text:span><text:span text:style-name="T15_3">the</text:span><text:span text:style-name="T15_4"><text:s/></text:span><text:span text:style-name="T15_5">TIC</text:span><text:span text:style-name="T15_6">_</text:span><text:span text:style-name="T15_7">TAC</text:span><text:span text:style-name="T15_8">_</text:span><text:span text:style-name="T15_9">TOE</text:span><text:span text:style-name="T15_10"><text:s/></text:span><text:span text:style-name="T15_11">program</text:span><text:span text:style-name="T15_12"><text:s/></text:span><text:span text:style-name="T15_13">that</text:span><text:span text:style-name="T15_14"><text:s/></text:span><text:span text:style-name="T15_15">we</text:span><text:span text:style-name="T15_16"><text:s/></text:span><text:span text:style-name="T15_17">have</text:span><text:span text:style-name="T15_18"><text:s/></text:span><text:span text:style-name="T15_19">been</text:span><text:span text:style-name="T15_20"><text:s/></text:span><text:span text:style-name="T15_21">writing</text:span><text:span text:style-name="T15_22"><text:s/></text:span><text:span text:style-name="T15_23">in</text:span><text:span text:style-name="T15_24"><text:s/></text:span><text:span text:style-name="T15_25">class</text:span><text:span text:style-name="T15_26">,<text:s/></text:span><text:span text:style-name="T15_27">we</text:span><text:span text:style-name="T15_28"><text:s/></text:span><text:span text:style-name="T15_29">have</text:span><text:span text:style-name="T15_30"><text:s/></text:span><text:span text:style-name="T15_31">been</text:span><text:span text:style-name="T15_32"><text:s/></text:span><text:span text:style-name="T15_33">using</text:span><text:span text:style-name="T15_34"><text:s/></text:span><text:span text:style-name="T15_35">the</text:span><text:span text:style-name="T15_36"><text:s/></text:span><text:span text:style-name="T15_37">EMPTY</text:span><text:span text:style-name="T15_38">_</text:span><text:span text:style-name="T15_39">SLOT</text:span><text:span text:style-name="T15_40">,<text:s/></text:span><text:span text:style-name="T15_41">CIRCLE</text:span><text:span text:style-name="T15_42">_</text:span><text:span text:style-name="T15_43">SLOT</text:span><text:span text:style-name="T15_44"><text:s/></text:span><text:span text:style-name="T15_45">and</text:span><text:span text:style-name="T15_46"><text:s/></text:span><text:span text:style-name="T15_47">CROSS</text:span><text:span text:style-name="T15_48">_</text:span><text:span text:style-name="T15_49">SLOT</text:span><text:span text:style-name="T15_50"><text:s/></text:span><text:span text:style-name="T15_51">as</text:span><text:span text:style-name="T15_52"><text:s/></text:span><text:span text:style-name="T15_53">marker</text:span><text:span text:style-name="T15_54"><text:s/></text:span><text:span text:style-name="T15_55">variables</text:span><text:span text:style-name="T15_56">.<text:s/></text:span></text:p>
            <text:p text:style-name="P16"/>
            <text:p text:style-name="P17"><text:span text:style-name="T17_1">These</text:span><text:span text:style-name="T17_2"><text:s/></text:span><text:span text:style-name="T17_3">marker</text:span><text:span text:style-name="T17_4"><text:s/></text:span><text:span text:style-name="T17_5">variables</text:span><text:span text:style-name="T17_6"><text:s/></text:span><text:span text:style-name="T17_7">are</text:span><text:span text:style-name="T17_8"><text:s/></text:span><text:span text:style-name="T17_9">initialized</text:span><text:span text:style-name="T17_10"><text:s/></text:span><text:span text:style-name="T17_11">in</text:span><text:span text:style-name="T17_12"><text:s/></text:span><text:span text:style-name="T17_13">the</text:span><text:span text:style-name="T17_14"><text:s/></text:span><text:span text:style-name="T17_15">When</text:span><text:span text:style-name="T17_16"><text:s/></text:span><text:span text:style-name="T17_17">Green</text:span><text:span text:style-name="T17_18"><text:s/></text:span><text:span text:style-name="T17_19">Flag</text:span><text:span text:style-name="T17_20"><text:s/></text:span><text:span text:style-name="T17_21">Clicked</text:span><text:span text:style-name="T17_22"><text:s/></text:span><text:span text:style-name="T17_23">Script</text:span><text:span text:style-name="T17_24"><text:s/></text:span><text:span text:style-name="T17_25">in</text:span><text:span text:style-name="T17_26"><text:s/></text:span><text:span text:style-name="T17_27">the</text:span><text:span text:style-name="T17_28"><text:s/></text:span><text:span text:style-name="T17_29">Controller</text:span><text:span text:style-name="T17_30">.<text:s/></text:span></text:p>
            <text:p text:style-name="P18"/>
            <text:p text:style-name="P19"><text:span text:style-name="T19_1">Which</text:span><text:span text:style-name="T19_2"><text:s/></text:span><text:span text:style-name="T19_3">of</text:span><text:span text:style-name="T19_4"><text:s/></text:span><text:span text:style-name="T19_5">the</text:span><text:span text:style-name="T19_6"><text:s/></text:span><text:span text:style-name="T19_7">following</text:span><text:span text:style-name="T19_8"><text:s/></text:span><text:span text:style-name="T19_9">are</text:span><text:span text:style-name="T19_10"><text:s/></text:span><text:span text:style-name="T19_11">valid</text:span><text:span text:style-name="T19_12"><text:s/></text:span><text:span text:style-name="T19_13">initializations</text:span><text:span text:style-name="T19_14"><text:s/></text:span><text:span text:style-name="T19_15">of</text:span><text:span text:style-name="T19_16"><text:s/></text:span><text:span text:style-name="T19_17">the</text:span><text:span text:style-name="T19_18"><text:s/></text:span><text:span text:style-name="T19_19">marker</text:span><text:span text:style-name="T19_20"><text:s/></text:span><text:span text:style-name="T19_21">variables</text:span><text:span text:style-name="T19_22">?</text:span></text:p>
            <text:p text:style-name="P20"/>
            <text:p text:style-name="P21"><text:span text:style-name="T21_1">More</text:span><text:span text:style-name="T21_2"><text:s/></text:span><text:span text:style-name="T21_3">than</text:span><text:span text:style-name="T21_4"><text:s/></text:span><text:span text:style-name="T21_5">one</text:span><text:span text:style-name="T21_6"><text:s/></text:span><text:span text:style-name="T21_7">answer</text:span><text:span text:style-name="T21_8"><text:s/></text:span><text:span text:style-name="T21_9">may</text:span><text:span text:style-name="T21_10"><text:s/></text:span><text:span text:style-name="T21_11">be</text:span><text:span text:style-name="T21_12"><text:s/></text:span><text:span text:style-name="T21_13">correct</text:span><text:span text:style-name="T21_14">.</text:span></text:p>
            <text:p text:style-name="P22"/>
            <text:p text:style-name="P23"><text:span text:style-name="T23_1">A</text:span><text:span text:style-name="T23_2">)</text:span></text:p>
            <text:p text:style-name="P24"/>
            <table:table table:style-name="Table3">
              <table:table-column table:style-name="Column3"/>
              <table:table-row table:style-name="Row4">
                <table:table-cell table:style-name="Cell4">
                  <text:p text:style-name="P25"><text:span text:style-name="T25_1">set</text:span><text:span text:style-name="T25_2"><text:s/></text:span><text:span text:style-name="T25_3">EMPTY</text:span><text:span text:style-name="T25_4">_</text:span><text:span text:style-name="T25_5">SLOT</text:span><text:span text:style-name="T25_6"><text:s/></text:span><text:span text:style-name="T25_7">to</text:span><text:span text:style-name="T25_8"><text:s/>0</text:span></text:p>
                </table:table-cell>
              </table:table-row>
              <table:table-row table:style-name="Row5">
                <table:table-cell table:style-name="Cell5">
                  <text:p text:style-name="P26"><text:span text:style-name="T26_1">set</text:span><text:span text:style-name="T26_2"><text:s/></text:span><text:span text:style-name="T26_3">CIRCLE</text:span><text:span text:style-name="T26_4">_</text:span><text:span text:style-name="T26_5">SLOT</text:span><text:span text:style-name="T26_6"><text:s/></text:span><text:span text:style-name="T26_7">to</text:span><text:span text:style-name="T26_8"><text:s/>1</text:span></text:p>
                </table:table-cell>
              </table:table-row>
              <table:table-row table:style-name="Row6">
                <table:table-cell table:style-name="Cell6">
                  <text:p text:style-name="P27"><text:span text:style-name="T27_1">set</text:span><text:span text:style-name="T27_2"><text:s/></text:span><text:span text:style-name="T27_3">CROSS</text:span><text:span text:style-name="T27_4">_</text:span><text:span text:style-name="T27_5">SLOT</text:span><text:span text:style-name="T27_6"><text:s/></text:span><text:span text:style-name="T27_7">to</text:span><text:span text:style-name="T27_8"><text:s/>2</text:span></text:p>
                </table:table-cell>
              </table:table-row>
            </table:table>
            <text:p text:style-name="P28"/>
            <text:p text:style-name="P29"><text:span text:style-name="T29_1">B</text:span><text:span text:style-name="T29_2">)</text:span></text:p>
            <text:p text:style-name="P30"/>
            <text:p text:style-name="P31"/>
            <table:table table:style-name="Table4">
              <table:table-column table:style-name="Column4"/>
              <table:table-row table:style-name="Row7">
                <table:table-cell table:style-name="Cell7">
                  <text:p text:style-name="P32"><text:span text:style-name="T32_1">set</text:span><text:span text:style-name="T32_2"><text:s/></text:span><text:span text:style-name="T32_3">EMPTY</text:span><text:span text:style-name="T32_4">_</text:span><text:span text:style-name="T32_5">SLOT</text:span><text:span text:style-name="T32_6"><text:s/></text:span><text:span text:style-name="T32_7">to</text:span><text:span text:style-name="T32_8"><text:s/>1</text:span></text:p>
                </table:table-cell>
              </table:table-row>
              <table:table-row table:style-name="Row8">
                <table:table-cell table:style-name="Cell8">
                  <text:p text:style-name="P33"><text:span text:style-name="T33_1">set</text:span><text:span text:style-name="T33_2"><text:s/></text:span><text:span text:style-name="T33_3">CIRCLE</text:span><text:span text:style-name="T33_4">_</text:span><text:span text:style-name="T33_5">SLOT</text:span><text:span text:style-name="T33_6"><text:s/></text:span><text:span text:style-name="T33_7">to</text:span><text:span text:style-name="T33_8"><text:s/>3</text:span></text:p>
                </table:table-cell>
              </table:table-row>
              <table:table-row table:style-name="Row9">
                <table:table-cell table:style-name="Cell9">
                  <text:p text:style-name="P34"><text:span text:style-name="T34_1">set</text:span><text:span text:style-name="T34_2"><text:s/></text:span><text:span text:style-name="T34_3">CROSS</text:span><text:span text:style-name="T34_4">_</text:span><text:span text:style-name="T34_5">SLOT</text:span><text:span text:style-name="T34_6"><text:s/></text:span><text:span text:style-name="T34_7">to</text:span><text:span text:style-name="T34_8"><text:s/>5</text:span></text:p>
                </table:table-cell>
              </table:table-row>
            </table:table>
            <text:p text:style-name="P35"/>
            <text:p text:style-name="P36"/>
            <text:p text:style-name="P37"/>
            <text:p text:style-name="P38"><text:span text:style-name="T38_1">C</text:span><text:span text:style-name="T38_2">)</text:span></text:p>
            <text:p text:style-name="P39"/>
            <table:table table:style-name="Table5">
              <table:table-column table:style-name="Column5"/>
              <table:table-row table:style-name="Row10">
                <table:table-cell table:style-name="Cell10">
                  <text:p text:style-name="P40"><text:span text:style-name="T40_1">set</text:span><text:span text:style-name="T40_2"><text:s/></text:span><text:span text:style-name="T40_3">EMPTY</text:span><text:span text:style-name="T40_4">_</text:span><text:span text:style-name="T40_5">SLOT</text:span><text:span text:style-name="T40_6"><text:s/></text:span><text:span text:style-name="T40_7">to</text:span><text:span text:style-name="T40_8"><text:s/>1</text:span></text:p>
                </table:table-cell>
              </table:table-row>
              <table:table-row table:style-name="Row11">
                <table:table-cell table:style-name="Cell11">
                  <text:p text:style-name="P41"><text:span text:style-name="T41_1">set</text:span><text:span text:style-name="T41_2"><text:s/></text:span><text:span text:style-name="T41_3">CIRCLE</text:span><text:span text:style-name="T41_4">_</text:span><text:span text:style-name="T41_5">SLOT</text:span><text:span text:style-name="T41_6"><text:s/></text:span><text:span text:style-name="T41_7">to</text:span><text:span text:style-name="T41_8"><text:s/>1</text:span></text:p>
                </table:table-cell>
              </table:table-row>
              <table:table-row table:style-name="Row12">
                <table:table-cell table:style-name="Cell12">
                  <text:p text:style-name="P42"><text:span text:style-name="T42_1">set</text:span><text:span text:style-name="T42_2"><text:s/></text:span><text:span text:style-name="T42_3">CROSS</text:span><text:span text:style-name="T42_4">_</text:span><text:span text:style-name="T42_5">SLOT</text:span><text:span text:style-name="T42_6"><text:s/></text:span><text:span text:style-name="T42_7">to</text:span><text:span text:style-name="T42_8"><text:s/>1</text:span></text:p>
                </table:table-cell>
              </table:table-row>
            </table:table>
            <text:p text:style-name="P43"/>
            <text:p text:style-name="P44"/>
            <text:p text:style-name="P45"><text:span text:style-name="T45_1">More</text:span><text:span text:style-name="T45_2"><text:s/></text:span><text:span text:style-name="T45_3">than</text:span><text:span text:style-name="T45_4"><text:s/></text:span><text:span text:style-name="T45_5">one</text:span><text:span text:style-name="T45_6"><text:s/></text:span><text:span text:style-name="T45_7">answer</text:span><text:span text:style-name="T45_8"><text:s/></text:span><text:span text:style-name="T45_9">may</text:span><text:span text:style-name="T45_10"><text:s/></text:span><text:span text:style-name="T45_11">be</text:span><text:span text:style-name="T45_12"><text:s/></text:span><text:span text:style-name="T45_13">correct</text:span><text:span text:style-name="T45_14">.<text:s/></text:span><text:span text:style-name="T45_15">Type</text:span><text:span text:style-name="T45_16"><text:s/></text:span><text:span text:style-name="T45_17">in</text:span><text:span text:style-name="T45_18"><text:s/></text:span><text:span text:style-name="T45_19">the</text:span><text:span text:style-name="T45_20"><text:s/></text:span><text:span text:style-name="T45_21">answer</text:span><text:span text:style-name="T45_22"><text:s/></text:span><text:span text:style-name="T45_23">choices</text:span><text:span text:style-name="T45_24"><text:s/></text:span><text:span text:style-name="T45_25">in</text:span><text:span text:style-name="T45_26"><text:s/></text:span><text:span text:style-name="T45_27">the</text:span><text:span text:style-name="T45_28"><text:s/></text:span><text:span text:style-name="T45_29">answer</text:span><text:span text:style-name="T45_30"><text:s/></text:span><text:span text:style-name="T45_31">box</text:span><text:span text:style-name="T45_32"><text:s/></text:span><text:span text:style-name="T45_33">below</text:span><text:span text:style-name="T45_34">.</text:span></text:p>
            <text:p text:style-name="P46"/>
            <text:p text:style-name="P47"><text:span text:style-name="T47_1">Write</text:span><text:span text:style-name="T47_2"><text:s/></text:span><text:span text:style-name="T47_3">your</text:span><text:span text:style-name="T47_4"><text:s/></text:span><text:span text:style-name="T47_5">answer</text:span><text:span text:style-name="T47_6"><text:s/></text:span><text:span text:style-name="T47_7">in</text:span><text:span text:style-name="T47_8"><text:s/></text:span><text:span text:style-name="T47_9">the</text:span><text:span text:style-name="T47_10"><text:s/></text:span><text:span text:style-name="T47_11">answer</text:span><text:span text:style-name="T47_12"><text:s/></text:span><text:span text:style-name="T47_13">box</text:span><text:span text:style-name="T47_14"><text:s/></text:span><text:span text:style-name="T47_15">below</text:span></text:p>
          </table:table-cell>
        </table:table-row>
        <table:table-row table:style-name="Row13">
          <table:table-cell table:style-name="Cell13">
            <text:p text:style-name="P48"><text:span text:style-name="T48_1">Answer</text:span></text:p>
          </table:table-cell>
        </table:table-row>
        <table:table-row table:style-name="Row14">
          <table:table-cell table:style-name="Cell14">
            <text:p text:style-name="P49"/>
            <text:p text:style-name="P50"/>
          </table:table-cell>
        </table:table-row>
      </table:table>
      <text:p text:style-name="P51"/>
      <text:p text:style-name="P52"/>
      <text:p text:style-name="P53"/>
      <table:table table:style-name="Table6">
        <table:table-column table:style-name="Column6"/>
        <table:table-row table:style-name="Row15">
          <table:table-cell table:style-name="Cell15">
            <text:p text:style-name="P54"><text:span text:style-name="T54_1">Question</text:span><text:span text:style-name="T54_2"><text:s/>2</text:span></text:p>
          </table:table-cell>
        </table:table-row>
        <table:table-row table:style-name="Row16">
          <table:table-cell table:style-name="Cell16">
            <text:p text:style-name="P55"><text:span text:style-name="T55_1">The</text:span><text:span text:style-name="T55_2"><text:s/></text:span><text:span text:style-name="T55_3">following</text:span><text:span text:style-name="T55_4"><text:s/></text:span><text:span text:style-name="T55_5">function</text:span><text:span text:style-name="T55_6"><text:s/></text:span><text:span text:style-name="T55_7">X</text:span><text:span text:style-name="T55_8">_</text:span><text:span text:style-name="T55_9">POSITION</text:span><text:span text:style-name="T55_10"><text:s/></text:span><text:span text:style-name="T55_11">takes</text:span><text:span text:style-name="T55_12"><text:s/>1<text:s/></text:span><text:span text:style-name="T55_13">input</text:span></text:p>
            <text:p text:style-name="P56"/>
            <text:list text:style-name="LS1" xml:id="list0">
              <text:list-item>
                <text:p text:style-name="P57"><text:span text:style-name="T57_1">COL</text:span><text:span text:style-name="T57_2">_</text:span><text:span text:style-name="T57_3">NUMBER</text:span></text:p>
              </text:list-item>
            </text:list>
            <text:p text:style-name="P58"/>
            <text:p text:style-name="P59"><text:span text:style-name="T59_1">and</text:span><text:span text:style-name="T59_2"><text:s/></text:span><text:span text:style-name="T59_3">sets</text:span><text:span text:style-name="T59_4"><text:s/></text:span><text:span text:style-name="T59_5">a</text:span><text:span text:style-name="T59_6"><text:s/></text:span><text:span text:style-name="T59_7">variable</text:span><text:span text:style-name="T59_8"><text:s/></text:span><text:span text:style-name="T59_9">X</text:span><text:span text:style-name="T59_10">_</text:span><text:span text:style-name="T59_11">POSITION</text:span><text:span text:style-name="T59_12"><text:s/></text:span><text:span text:style-name="T59_13">to</text:span><text:span text:style-name="T59_14"><text:s/></text:span><text:span text:style-name="T59_15">the</text:span><text:span text:style-name="T59_16"><text:s/></text:span><text:span text:style-name="T59_17">the</text:span><text:span text:style-name="T59_18"><text:s/></text:span><text:span text:style-name="T59_19">x</text:span><text:span text:style-name="T59_20"><text:s/></text:span><text:span text:style-name="T59_21">position</text:span><text:span text:style-name="T59_22"><text:s/></text:span><text:span text:style-name="T59_23">of</text:span><text:span text:style-name="T59_24"><text:s/></text:span><text:span text:style-name="T59_25">the</text:span><text:span text:style-name="T59_26"><text:s/></text:span><text:span text:style-name="T59_27">slot</text:span><text:span text:style-name="T59_28"><text:s/></text:span><text:span text:style-name="T59_29">at</text:span><text:span text:style-name="T59_30"><text:s/></text:span><text:span text:style-name="T59_31">COL</text:span><text:span text:style-name="T59_32">_</text:span><text:span text:style-name="T59_33">NUMBER</text:span></text:p>
            <text:p text:style-name="P60"/>
            <text:p text:style-name="P61"><text:span text:style-name="T61_1">The</text:span><text:span text:style-name="T61_2"><text:s/></text:span><text:span text:style-name="T61_3">total</text:span><text:span text:style-name="T61_4"><text:s/></text:span><text:span text:style-name="T61_5">width</text:span><text:span text:style-name="T61_6"><text:s/></text:span><text:span text:style-name="T61_7">of</text:span><text:span text:style-name="T61_8"><text:s/></text:span><text:span text:style-name="T61_9">the</text:span><text:span text:style-name="T61_10"><text:s/></text:span><text:span text:style-name="T61_11">stage</text:span><text:span text:style-name="T61_12"><text:s/></text:span><text:span text:style-name="T61_13">is</text:span><text:span text:style-name="T61_14"><text:s/>480<text:s/></text:span><text:span text:style-name="T61_15">units</text:span></text:p>
            <text:p text:style-name="P62"><text:span text:style-name="T62_1">The</text:span><text:span text:style-name="T62_2"><text:s/></text:span><text:span text:style-name="T62_3">total</text:span><text:span text:style-name="T62_4"><text:s/></text:span><text:span text:style-name="T62_5">height</text:span><text:span text:style-name="T62_6"><text:s/></text:span><text:span text:style-name="T62_7">of</text:span><text:span text:style-name="T62_8"><text:s/></text:span><text:span text:style-name="T62_9">the</text:span><text:span text:style-name="T62_10"><text:s/></text:span><text:span text:style-name="T62_11">stage</text:span><text:span text:style-name="T62_12"><text:s/></text:span><text:span text:style-name="T62_13">is</text:span><text:span text:style-name="T62_14"><text:s/>360<text:s/></text:span><text:span text:style-name="T62_15">units</text:span></text:p>
            <text:p text:style-name="P63"/>
            <text:p text:style-name="P64"><text:span text:style-name="T64_1">You</text:span><text:span text:style-name="T64_2"><text:s/></text:span><text:span text:style-name="T64_3">need</text:span><text:span text:style-name="T64_4"><text:s/></text:span><text:span text:style-name="T64_5">to</text:span><text:span text:style-name="T64_6"><text:s/></text:span><text:span text:style-name="T64_7">derive</text:span><text:span text:style-name="T64_8"><text:s/></text:span><text:span text:style-name="T64_9">the</text:span><text:span text:style-name="T64_10"><text:s/></text:span><text:span text:style-name="T64_11">formula</text:span><text:span text:style-name="T64_12"><text:s/></text:span><text:span text:style-name="T64_13">to</text:span><text:span text:style-name="T64_14"><text:s/></text:span><text:span text:style-name="T64_15">convert</text:span><text:span text:style-name="T64_16"><text:s/></text:span><text:span text:style-name="T64_17">the</text:span><text:span text:style-name="T64_18"><text:s/></text:span><text:span text:style-name="T64_19">COL</text:span><text:span text:style-name="T64_20">_</text:span><text:span text:style-name="T64_21">NUMBER</text:span><text:span text:style-name="T64_22"><text:s/></text:span><text:span text:style-name="T64_23">to</text:span><text:span text:style-name="T64_24"><text:s/></text:span><text:span text:style-name="T64_25">the</text:span><text:span text:style-name="T64_26"><text:s/></text:span><text:span text:style-name="T64_27">X</text:span><text:span text:style-name="T64_28">_</text:span><text:span text:style-name="T64_29">POSITION</text:span><text:span text:style-name="T64_30"><text:s/></text:span><text:span text:style-name="T64_31">in</text:span><text:span text:style-name="T64_32"><text:s/></text:span><text:span text:style-name="T64_33">the</text:span><text:span text:style-name="T64_34"><text:s/></text:span><text:span text:style-name="T64_35">answer</text:span><text:span text:style-name="T64_36"><text:s/></text:span><text:span text:style-name="T64_37">box</text:span><text:span text:style-name="T64_38"><text:s/></text:span><text:span text:style-name="T64_39">below</text:span></text:p>
            <text:p text:style-name="P65"><text:span text:style-name="T65_1">Type</text:span><text:span text:style-name="T65_2"><text:s/></text:span><text:span text:style-name="T65_3">in</text:span><text:span text:style-name="T65_4"><text:s/></text:span><text:span text:style-name="T65_5">the</text:span><text:span text:style-name="T65_6"><text:s/></text:span><text:span text:style-name="T65_7">formula</text:span><text:span text:style-name="T65_8"><text:s/></text:span><text:span text:style-name="T65_9">in</text:span><text:span text:style-name="T65_10"><text:s/></text:span><text:span text:style-name="T65_11">the</text:span><text:span text:style-name="T65_12"><text:s/></text:span><text:span text:style-name="T65_13">answer</text:span><text:span text:style-name="T65_14"><text:s/></text:span><text:span text:style-name="T65_15">box</text:span><text:span text:style-name="T65_16"><text:s/></text:span></text:p>
            <text:p text:style-name="P66"/>
            <text:p text:style-name="P67"><text:span text:style-name="T67_1">The</text:span><text:span text:style-name="T67_2"><text:s/></text:span><text:span text:style-name="T67_3">formula</text:span><text:span text:style-name="T67_4"><text:s/></text:span><text:span text:style-name="T67_5">should</text:span><text:span text:style-name="T67_6"><text:s/></text:span><text:span text:style-name="T67_7">return</text:span><text:span text:style-name="T67_8"><text:s/></text:span><text:span text:style-name="T67_9">the</text:span><text:span text:style-name="T67_10"><text:s/></text:span><text:span text:style-name="T67_11">following</text:span><text:span text:style-name="T67_12"><text:s/></text:span><text:span text:style-name="T67_13">values</text:span></text:p>
            <text:p text:style-name="P68"/>
            <text:p text:style-name="P69"/>
            <table:table table:style-name="Table7">
              <table:table-column table:style-name="Column7"/>
              <table:table-column table:style-name="Column8"/>
              <table:table-row table:style-name="Row17">
                <table:table-cell table:style-name="Cell17">
                  <text:p text:style-name="P70"><text:span text:style-name="T70_1">COL</text:span><text:span text:style-name="T70_2">_</text:span><text:span text:style-name="T70_3">NUMBER</text:span></text:p>
                </table:table-cell>
                <table:table-cell table:style-name="Cell18">
                  <text:p text:style-name="P71"><text:span text:style-name="T71_1">X</text:span><text:span text:style-name="T71_2">_</text:span><text:span text:style-name="T71_3">POSITION</text:span></text:p>
                </table:table-cell>
              </table:table-row>
              <table:table-row table:style-name="Row18">
                <table:table-cell table:style-name="Cell19">
                  <text:p text:style-name="P72"><text:span text:style-name="T72_1">1</text:span></text:p>
                </table:table-cell>
                <table:table-cell table:style-name="Cell20">
                  <text:p text:style-name="P73"><text:span text:style-name="T73_1">-160</text:span></text:p>
                </table:table-cell>
              </table:table-row>
              <table:table-row table:style-name="Row19">
                <table:table-cell table:style-name="Cell21">
                  <text:p text:style-name="P74"><text:span text:style-name="T74_1">2</text:span></text:p>
                </table:table-cell>
                <table:table-cell table:style-name="Cell22">
                  <text:p text:style-name="P75"><text:span text:style-name="T75_1">0</text:span></text:p>
                </table:table-cell>
              </table:table-row>
              <table:table-row table:style-name="Row20">
                <table:table-cell table:style-name="Cell23">
                  <text:p text:style-name="P76"><text:span text:style-name="T76_1">3</text:span></text:p>
                </table:table-cell>
                <table:table-cell table:style-name="Cell24">
                  <text:p text:style-name="P77"><text:span text:style-name="T77_1">160</text:span></text:p>
                </table:table-cell>
              </table:table-row>
            </table:table>
            <text:p text:style-name="P78"/>
            <text:p text:style-name="P79"/>
            <text:p text:style-name="P80"><text:span text:style-name="T80_1">Write</text:span><text:span text:style-name="T80_2"><text:s/></text:span><text:span text:style-name="T80_3">your</text:span><text:span text:style-name="T80_4"><text:s/></text:span><text:span text:style-name="T80_5">answer</text:span><text:span text:style-name="T80_6"><text:s/></text:span><text:span text:style-name="T80_7">in</text:span><text:span text:style-name="T80_8"><text:s/></text:span><text:span text:style-name="T80_9">the</text:span><text:span text:style-name="T80_10"><text:s/></text:span><text:span text:style-name="T80_11">answer</text:span><text:span text:style-name="T80_12"><text:s/></text:span><text:span text:style-name="T80_13">box</text:span><text:span text:style-name="T80_14"><text:s/></text:span><text:span text:style-name="T80_15">below</text:span></text:p>
          </table:table-cell>
        </table:table-row>
        <table:table-row table:style-name="Row21">
          <table:table-cell table:style-name="Cell25">
            <text:p text:style-name="P81"><text:span text:style-name="T81_1">Answer</text:span></text:p>
          </table:table-cell>
        </table:table-row>
        <table:table-row table:style-name="Row22">
          <table:table-cell table:style-name="Cell26">
            <text:p text:style-name="P82"/>
            <text:p text:style-name="P83"/>
            <text:p text:style-name="P84"/>
          </table:table-cell>
        </table:table-row>
      </table:table>
      <text:p text:style-name="P85"/>
      <text:p text:style-name="P86"/>
      <text:p text:style-name="P87"/>
      <table:table table:style-name="Table8">
        <table:table-column table:style-name="Column9"/>
        <table:table-row table:style-name="Row23">
          <table:table-cell table:style-name="Cell27">
            <text:p text:style-name="P88"><text:span text:style-name="T88_1">Question</text:span><text:span text:style-name="T88_2"><text:s/>3</text:span></text:p>
          </table:table-cell>
        </table:table-row>
        <table:table-row table:style-name="Row24">
          <table:table-cell table:style-name="Cell28">
            <text:p text:style-name="P89"><text:span text:style-name="T89_1">The</text:span><text:span text:style-name="T89_2"><text:s/></text:span><text:span text:style-name="T89_3">following</text:span><text:span text:style-name="T89_4"><text:s/></text:span><text:span text:style-name="T89_5">function</text:span><text:span text:style-name="T89_6"><text:s/></text:span><text:span text:style-name="T89_7">Y</text:span><text:span text:style-name="T89_8">_</text:span><text:span text:style-name="T89_9">POSITION</text:span><text:span text:style-name="T89_10"><text:s/></text:span><text:span text:style-name="T89_11">takes</text:span><text:span text:style-name="T89_12"><text:s/>1<text:s/></text:span><text:span text:style-name="T89_13">inputs</text:span></text:p>
            <text:p text:style-name="P90"/>
            <text:list text:style-name="LS1" xml:id="list1">
              <text:list-item>
                <text:p text:style-name="P91"><text:span text:style-name="T91_1">ROW</text:span><text:span text:style-name="T91_2">_</text:span><text:span text:style-name="T91_3">NUMBER</text:span></text:p>
              </text:list-item>
            </text:list>
            <text:p text:style-name="P92"/>
            <text:p text:style-name="P93"><text:span text:style-name="T93_1">and</text:span><text:span text:style-name="T93_2"><text:s/></text:span><text:span text:style-name="T93_3">sets</text:span><text:span text:style-name="T93_4"><text:s/></text:span><text:span text:style-name="T93_5">a</text:span><text:span text:style-name="T93_6"><text:s/></text:span><text:span text:style-name="T93_7">variable</text:span><text:span text:style-name="T93_8"><text:s/></text:span><text:span text:style-name="T93_9">Y</text:span><text:span text:style-name="T93_10">_</text:span><text:span text:style-name="T93_11">POSITION</text:span><text:span text:style-name="T93_12"><text:s/></text:span><text:span text:style-name="T93_13">to</text:span><text:span text:style-name="T93_14"><text:s/></text:span><text:span text:style-name="T93_15">the</text:span><text:span text:style-name="T93_16"><text:s/></text:span><text:span text:style-name="T93_17">the</text:span><text:span text:style-name="T93_18"><text:s/></text:span><text:span text:style-name="T93_19">y</text:span><text:span text:style-name="T93_20"><text:s/></text:span><text:span text:style-name="T93_21">position</text:span><text:span text:style-name="T93_22"><text:s/></text:span><text:span text:style-name="T93_23">of</text:span><text:span text:style-name="T93_24"><text:s/></text:span><text:span text:style-name="T93_25">the</text:span><text:span text:style-name="T93_26"><text:s/></text:span><text:span text:style-name="T93_27">slot</text:span><text:span text:style-name="T93_28"><text:s/></text:span><text:span text:style-name="T93_29">at</text:span><text:span text:style-name="T93_30"><text:s/></text:span><text:span text:style-name="T93_31">ROW</text:span><text:span text:style-name="T93_32">_</text:span><text:span text:style-name="T93_33">NUMBER</text:span></text:p>
            <text:p text:style-name="P94"/>
            <text:p text:style-name="P95"><text:span text:style-name="T95_1">The</text:span><text:span text:style-name="T95_2"><text:s/></text:span><text:span text:style-name="T95_3">total</text:span><text:span text:style-name="T95_4"><text:s/></text:span><text:span text:style-name="T95_5">width</text:span><text:span text:style-name="T95_6"><text:s/></text:span><text:span text:style-name="T95_7">of</text:span><text:span text:style-name="T95_8"><text:s/></text:span><text:span text:style-name="T95_9">the</text:span><text:span text:style-name="T95_10"><text:s/></text:span><text:span text:style-name="T95_11">stage</text:span><text:span text:style-name="T95_12"><text:s/></text:span><text:span text:style-name="T95_13">is</text:span><text:span text:style-name="T95_14"><text:s/>480<text:s/></text:span><text:span text:style-name="T95_15">units</text:span></text:p>
            <text:p text:style-name="P96"><text:span text:style-name="T96_1">The</text:span><text:span text:style-name="T96_2"><text:s/></text:span><text:span text:style-name="T96_3">total</text:span><text:span text:style-name="T96_4"><text:s/></text:span><text:span text:style-name="T96_5">height</text:span><text:span text:style-name="T96_6"><text:s/></text:span><text:span text:style-name="T96_7">of</text:span><text:span text:style-name="T96_8"><text:s/></text:span><text:span text:style-name="T96_9">the</text:span><text:span text:style-name="T96_10"><text:s/></text:span><text:span text:style-name="T96_11">stage</text:span><text:span text:style-name="T96_12"><text:s/></text:span><text:span text:style-name="T96_13">is</text:span><text:span text:style-name="T96_14"><text:s/>360<text:s/></text:span><text:span text:style-name="T96_15">units</text:span></text:p>
            <text:p text:style-name="P97"/>
            <text:p text:style-name="P98"><text:span text:style-name="T98_1">You</text:span><text:span text:style-name="T98_2"><text:s/></text:span><text:span text:style-name="T98_3">need</text:span><text:span text:style-name="T98_4"><text:s/></text:span><text:span text:style-name="T98_5">to</text:span><text:span text:style-name="T98_6"><text:s/></text:span><text:span text:style-name="T98_7">derive</text:span><text:span text:style-name="T98_8"><text:s/></text:span><text:span text:style-name="T98_9">the</text:span><text:span text:style-name="T98_10"><text:s/></text:span><text:span text:style-name="T98_11">formula</text:span><text:span text:style-name="T98_12"><text:s/></text:span><text:span text:style-name="T98_13">to</text:span><text:span text:style-name="T98_14"><text:s/></text:span><text:span text:style-name="T98_15">convert</text:span><text:span text:style-name="T98_16"><text:s/></text:span><text:span text:style-name="T98_17">the</text:span><text:span text:style-name="T98_18"><text:s/></text:span><text:span text:style-name="T98_19">ROW</text:span><text:span text:style-name="T98_20">_</text:span><text:span text:style-name="T98_21">NUMBER</text:span><text:span text:style-name="T98_22"><text:s/></text:span><text:span text:style-name="T98_23">to</text:span><text:span text:style-name="T98_24"><text:s/></text:span><text:span text:style-name="T98_25">the</text:span><text:span text:style-name="T98_26"><text:s/></text:span><text:span text:style-name="T98_27">Y</text:span><text:span text:style-name="T98_28">_</text:span><text:span text:style-name="T98_29">POSITION</text:span><text:span text:style-name="T98_30"><text:s/></text:span><text:span text:style-name="T98_31">in</text:span><text:span text:style-name="T98_32"><text:s/></text:span><text:span text:style-name="T98_33">the</text:span><text:span text:style-name="T98_34"><text:s/></text:span><text:span text:style-name="T98_35">answer</text:span><text:span text:style-name="T98_36"><text:s/></text:span><text:span text:style-name="T98_37">box</text:span><text:span text:style-name="T98_38"><text:s/></text:span><text:span text:style-name="T98_39">below</text:span></text:p>
            <text:p text:style-name="P99"/>
            <text:p text:style-name="P100"><text:span text:style-name="T100_1">Type</text:span><text:span text:style-name="T100_2"><text:s/></text:span><text:span text:style-name="T100_3">in</text:span><text:span text:style-name="T100_4"><text:s/></text:span><text:span text:style-name="T100_5">the</text:span><text:span text:style-name="T100_6"><text:s/></text:span><text:span text:style-name="T100_7">formula</text:span><text:span text:style-name="T100_8"><text:s/></text:span><text:span text:style-name="T100_9">in</text:span><text:span text:style-name="T100_10"><text:s/></text:span><text:span text:style-name="T100_11">the</text:span><text:span text:style-name="T100_12"><text:s/></text:span><text:span text:style-name="T100_13">answer</text:span><text:span text:style-name="T100_14"><text:s/></text:span><text:span text:style-name="T100_15">box</text:span><text:span text:style-name="T100_16"><text:s/></text:span></text:p>
            <text:p text:style-name="P101"><text:span text:style-name="T101_1">The</text:span><text:span text:style-name="T101_2"><text:s/></text:span><text:span text:style-name="T101_3">formula</text:span><text:span text:style-name="T101_4"><text:s/></text:span><text:span text:style-name="T101_5">should</text:span><text:span text:style-name="T101_6"><text:s/></text:span><text:span text:style-name="T101_7">return</text:span><text:span text:style-name="T101_8"><text:s/></text:span><text:span text:style-name="T101_9">the</text:span><text:span text:style-name="T101_10"><text:s/></text:span><text:span text:style-name="T101_11">following</text:span><text:span text:style-name="T101_12"><text:s/></text:span><text:span text:style-name="T101_13">values</text:span></text:p>
            <text:p text:style-name="P102"/>
            <text:p text:style-name="P103"/>
            <table:table table:style-name="Table9">
              <table:table-column table:style-name="Column10"/>
              <table:table-column table:style-name="Column11"/>
              <table:table-row table:style-name="Row25">
                <table:table-cell table:style-name="Cell29">
                  <text:p text:style-name="P104"><text:span text:style-name="T104_1">ROW</text:span><text:span text:style-name="T104_2">_</text:span><text:span text:style-name="T104_3">NUMBER</text:span></text:p>
                </table:table-cell>
                <table:table-cell table:style-name="Cell30">
                  <text:p text:style-name="P105"><text:span text:style-name="T105_1">Y</text:span><text:span text:style-name="T105_2">_</text:span><text:span text:style-name="T105_3">POSITION</text:span></text:p>
                </table:table-cell>
              </table:table-row>
              <table:table-row table:style-name="Row26">
                <table:table-cell table:style-name="Cell31">
                  <text:p text:style-name="P106"><text:span text:style-name="T106_1">1</text:span></text:p>
                </table:table-cell>
                <table:table-cell table:style-name="Cell32">
                  <text:p text:style-name="P107"><text:span text:style-name="T107_1">120</text:span></text:p>
                </table:table-cell>
              </table:table-row>
              <table:table-row table:style-name="Row27">
                <table:table-cell table:style-name="Cell33">
                  <text:p text:style-name="P108"><text:span text:style-name="T108_1">2</text:span></text:p>
                </table:table-cell>
                <table:table-cell table:style-name="Cell34">
                  <text:p text:style-name="P109"><text:span text:style-name="T109_1">0</text:span></text:p>
                </table:table-cell>
              </table:table-row>
              <table:table-row table:style-name="Row28">
                <table:table-cell table:style-name="Cell35">
                  <text:p text:style-name="P110"><text:span text:style-name="T110_1">3</text:span></text:p>
                </table:table-cell>
                <table:table-cell table:style-name="Cell36">
                  <text:p text:style-name="P111"><text:span text:style-name="T111_1">-120</text:span></text:p>
                </table:table-cell>
              </table:table-row>
            </table:table>
            <text:p text:style-name="P112"/>
            <text:p text:style-name="P113"/>
            <text:p text:style-name="P114"><text:span text:style-name="T114_1">Type</text:span><text:span text:style-name="T114_2"><text:s/></text:span><text:span text:style-name="T114_3">in</text:span><text:span text:style-name="T114_4"><text:s/></text:span><text:span text:style-name="T114_5">the</text:span><text:span text:style-name="T114_6"><text:s/></text:span><text:span text:style-name="T114_7">answer</text:span><text:span text:style-name="T114_8"><text:s/></text:span><text:span text:style-name="T114_9">in</text:span><text:span text:style-name="T114_10"><text:s/></text:span><text:span text:style-name="T114_11">the</text:span><text:span text:style-name="T114_12"><text:s/></text:span><text:span text:style-name="T114_13">Answer</text:span><text:span text:style-name="T114_14"><text:s/></text:span><text:span text:style-name="T114_15">Box</text:span><text:span text:style-name="T114_16"><text:s/></text:span><text:span text:style-name="T114_17">below</text:span><text:span text:style-name="T114_18">.</text:span></text:p>
          </table:table-cell>
        </table:table-row>
        <table:table-row table:style-name="Row29">
          <table:table-cell table:style-name="Cell37">
            <text:p text:style-name="P115"><text:span text:style-name="T115_1">Answer</text:span></text:p>
          </table:table-cell>
        </table:table-row>
        <table:table-row table:style-name="Row30">
          <table:table-cell table:style-name="Cell38">
            <text:p text:style-name="P116"/>
            <text:p text:style-name="P117"/>
            <text:p text:style-name="P118"/>
            <text:p text:style-name="P119"/>
            <text:p text:style-name="P120"/>
          </table:table-cell>
        </table:table-row>
      </table:table>
      <text:p text:style-name="P1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